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htmlRendering.renderAdditionalAttributes( Appender sb , 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Rendering.renderAdditionalAttributes( Appender sb , 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QuirksRendering.renderAdditionalAttributes( Appender sb , 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Tag.doStartTag( Appender sb , AbstractTag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htmlRendering.renderDocType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Ta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QuirksRendering.renderDocType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Rendering.renderDocType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